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line-through-style="none" fo:font-style="normal" style:text-underline-style="none" fo:font-weight="normal" style:font-style-asian="normal" style:font-weight-asian="normal" style:font-style-complex="normal" style:font-weight-complex="normal"/>
    </style:style>
    <style:style style:name="T1" style:family="text">
      <style:text-properties style:text-line-through-style="solid"/>
    </style:style>
    <style:style style:name="T2" style:family="text">
      <style:text-properties style:text-line-through-style="solid" style:text-underline-style="none"/>
    </style:style>
    <style:style style:name="T3" style:family="text">
      <style:text-properties style:text-line-through-style="none"/>
    </style:style>
    <style:style style:name="T4" style:family="text">
      <style:text-properties style:text-line-through-style="none" style:text-underline-style="solid" style:text-underline-width="auto" style:text-underline-color="font-color"/>
    </style:style>
    <style:style style:name="T5" style:family="text">
      <style:text-properties style:text-line-through-style="none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1FF8_17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11, FF 8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Sabato Morais<text:tab/></text:p>
      <text:p text:style-name="P5">Signed letter<text:tab/><text:tab/><text:tab/><text:tab/><text:tab/>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</text:p>
      <text:p text:style-name="P5">Month<text:tab/><text:tab/><text:tab/><text:tab/><text:tab/><text:tab/></text:p>
      <text:p text:style-name="P5">Year<text:tab/><text:tab/><text:tab/><text:tab/><text:tab/><text:tab/>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Funeral sermons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</text:p>
      <text:p text:style-name="P5">(Synagogue) Sermon<text:tab/><text:tab/><text:tab/><text:tab/>Y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3</text:p>
      <text:p text:style-name="P5">Number of Sheets<text:tab/><text:tab/><text:tab/><text:tab/>1</text:p>
      <text:p text:style-name="P5">Fragment<text:tab/><text:tab/><text:tab/><text:tab/><text:tab/></text:p>
      <text:p text:style-name="P5">Pagination <text:tab/><text:tab/><text:tab/><text:tab/><text:tab/>N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H. M.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>VII Transcription</text:p>
      <text:p text:style-name="P3">(Symbols: ?=uncertain; []=supplied information; /=end of line)</text:p>
      <text:p text:style-name="P3"/>
      <text:p text:style-name="P3">[Letterhead]</text:p>
      <text:p text:style-name="P2">S. MORAIS,/</text:p>
      <text:p text:style-name="P2">546 N. FIFTH STREET,/</text:p>
      <text:p text:style-name="P2">PHILADELPHIA./</text:p>
      <text:p text:style-name="P2"/>
      <text:p text:style-name="P3">[Page 1]</text:p>
      <text:p text:style-name="P3">H. M, who in his youth was taught to read under-/-standingly the sublime <text:span text:style-name="T1">diction</text:span><text:span text:style-name="T3"> language of the Hebrew Scriptures,/ might have </text:span><text:span text:style-name="T1">devotionally</text:span><text:span text:style-name="T3"> sung with devotional fervor, as he grew older, the/ soul-stirring psalm, which I have just recited./ <text:s/>Looking backward to the days when he shook off the/ dust of an ungracious land,--where the Jew was a pariah--/ and sailed towards the shore</text:span><text:span text:style-name="T1">s</text:span><text:span text:style-name="T3"> of a country, in which tem-/-poral prosperity was awaiting him, the heart of the/ German Israelite might have exalted in the Lord./ <text:s/>For, visibly he was shown salvation; </text:span><text:span text:style-name="T4">palpably</text:span><text:span text:style-name="T5"> he/ felt </text:span><text:span text:style-name="T2">the</text:span><text:span text:style-name="T5"> God's inspired courage that finally won for him </text:span><text:span text:style-name="T2">prosperity</text:span><text:span text:style-name="T5"> success./ <text:s/></text:span></text:p>
      <text:p text:style-name="P3"><text:span text:style-name="T5"><text:tab/>Let those who so wish, rummage through the/ family archives, if there be any, that contain the history of this/ </text:span><text:span text:style-name="T2">Israelite</text:span><text:span text:style-name="T5"> coreligionist of mine. <text:s/>Biographies ill accord with funeral services,/ but in vindication of God's goodness I am impelled/ to say </text:span><text:span text:style-name="T2">that the heavenly Creator did vouchsafe</text:span><text:span text:style-name="T5"> here over the coffin of a brother who now realizes/ Truth, that the heavenly Creator </text:span><text:span text:style-name="T4">did</text:span><text:span text:style-name="T5"> vouchsafe to/ crown H. M with favors. <text:s/>My remem-/-brance of the deceased is not of yesterday. <text:s/>I can/ recall the time, when he was my fellow-worshipper[sic!]/</text:span></text:p>
      <text:p text:style-name="P6"/>
      <text:p text:style-name="P6">[Page 2]</text:p>
      <text:p text:style-name="P3"><text:soft-page-break/><text:span text:style-name="T5">in the humble spot, on which the pioneers of Judaism/ in Philadelphia chose to erect </text:span><text:span text:style-name="T2">thereupon</text:span><text:span text:style-name="T5"> a house/ of prayer. <text:s/>I can recall how nothing daunted by the difficulties which/ he met in procuring the support of a growing family,/ he struggled on till success lighted upon his efforts./ <text:s/>Was it chance; was it luck? <text:s/>My knowledge/ and belief answer: "Activity and probity which/ prophets and moralists in touch with God, have </text:span><text:span text:style-name="T2">pro-</text:span><text:span text:style-name="T5"> highly/ </text:span><text:span text:style-name="T2">-mised</text:span><text:span text:style-name="T5"> approved of and recommended, received a due reward." <text:s/>To that I testify,/ and because I can </text:span><text:span text:style-name="T2">say</text:span><text:span text:style-name="T5"> do so, </text:span><text:span text:style-name="T2">do so</text:span><text:span text:style-name="T5"> without fear of prevaricating, and because my advancing/ age and my acquaintance with the living and the/ dead of the household issued from H M, give me,/ measurably at least, a certain title to precedence, there-/fore I have been asked to accompany the departed to/ his resting place, with Hebrew invocations./</text:span></text:p>
      <text:p text:style-name="P3"><text:span text:style-name="T5">May the offspring of the prosperous man, who paid/ their father filial respect by enabling him to spend/ his latter days in comfort and tranquility, honor/ his memory still further by deeds, evincing faith/ </text:span><text:span text:style-name="T2">in God</text:span><text:span text:style-name="T5"> in a ruling Providence, and by acts of saving charity. <text:s/>For so have/ the ancient sages told us [Hebrew] a child can/ enhance the spiritual bliss of his parent./</text:span></text:p>
      <text:p text:style-name="P6"/>
      <text:p text:style-name="P6">[Page 3]</text:p>
      <text:p text:style-name="P3"><text:span text:style-name="T5">For the wife, bereft of the companion of her youth,/ are human sympathies aroused. <text:s/>All the sur-/-roundings which the love of the beautiful in nature/ and in art can procure, will not compensate for the/ </text:span><text:span text:style-name="T2">sorrow</text:span><text:span text:style-name="T5"> pain of a lasting separation on earth. <text:s/>Mrs/ M's loss appeals to our compassionate feelings./ <text:s/>And as the Almighty alone can assuage grief, I invoke/ His name in behalf of the widow. <text:s/>May she/ obtain consolation from the religion in which she/ was early reared, and find a sweet alleviation to/ her </text:span><text:span text:style-name="T2">sadness</text:span><text:span text:style-name="T5"> sorrow in the devotion of every one to whom/ she has given birth, and for whose welfare she worked/ long and steadily. <text:s/>May she rejoice in their/ activity wherever humanity cries for help and/ in their upholding the principles of that belief/ </text:span><text:span text:style-name="T2">that</text:span><text:span text:style-name="T5"> which teaches that when our father and mother leave/ us, the Lord takes us in His Divine protection, for/ He is our merciful Judge, as He is our Lawgiver,/ our only King and Saviour. <text:s/>Amen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01T15:20:51.77</meta:creation-date>
    <dc:date>2012-11-15T11:55:22.66</dc:date>
    <meta:editing-duration>PT3M20S</meta:editing-duration>
    <meta:editing-cycles>2</meta:editing-cycles>
    <meta:generator>OpenOffice.org/3.4.1$Win32 OpenOffice.org_project/341m1$Build-9593</meta:generator>
    <meta:document-statistic meta:table-count="0" meta:image-count="0" meta:object-count="0" meta:page-count="3" meta:paragraph-count="72" meta:word-count="749" meta:character-count="4719"/>
  </office:meta>
</office:document-meta>
</file>